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irect-virtual-aos-call" table:style-name="ta1">
        <table:shapes>
          <draw:frame draw:z-index="0" draw:style-name="gr1" draw:text-style-name="P1" svg:width="159.99mm" svg:height="89.99mm" svg:x="137.74mm" svg:y="3.66mm">
            <loext:p draw:notify-on-update-of-ranges="'direct-virtual-aos-call'.B2:'direct-virtual-aos-call'.B2 'direct-virtual-aos-call'.B3:'direct-virtual-aos-call'.B14 'direct-virtual-aos-call'.C2:'direct-virtual-aos-call'.C2 'direct-virtual-aos-call'.C3:'direct-virtual-aos-call'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8.87mm" svg:y="105.39mm">
            <loext:p draw:notify-on-update-of-ranges="'direct-virtual-aos-call'.B17:'direct-virtual-aos-call'.B17 'direct-virtual-aos-call'.B18:'direct-virtual-aos-call'.B81 'direct-virtual-aos-call'.C17:'direct-virtual-aos-call'.C17 'direct-virtual-aos-call'.C18:'direct-virtual-aos-call'.C81 'direct-virtual-aos-call'.B17:'direct-virtual-aos-call'.B17 'direct-virtual-aos-call'.B18:'direct-virtual-aos-call'.B81 'direct-virtual-aos-call'.D17:'direct-virtual-aos-call'.D17 'direct-virtual-aos-call'.D18:'direct-virtual-aos-call'.D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45.12mm" svg:y="204.16mm">
            <loext:p draw:notify-on-update-of-ranges="'direct-virtual-aos-call'.B17:'direct-virtual-aos-call'.B17 'direct-virtual-aos-call'.B18:'direct-virtual-aos-call'.B81 'direct-virtual-aos-call'.F17:'direct-virtual-aos-call'.F17 'direct-virtual-aos-call'.F18:'direct-virtual-aos-call'.F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Log10(2)</text:p>
          </table:table-cell>
          <table:table-cell office:value-type="float" office:value="0.301029995663981" calcext:value-type="float">
            <text:p>0.3010299957</text:p>
          </table:table-cell>
          <table:table-cell/>
          <table:table-cell office:value-type="string" calcext:value-type="string">
            <text:p>100 r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4692" calcext:value-type="float">
            <text:p>11.46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42167" calcext:value-type="float">
            <text:p>5.42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2416" calcext:value-type="float">
            <text:p>1.22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89997" calcext:value-type="float">
            <text:p>0.589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3758" calcext:value-type="float">
            <text:p>0.293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75298" calcext:value-type="float">
            <text:p>0.275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9713" calcext:value-type="float">
            <text:p>0.139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713439" calcext:value-type="float">
            <text:p>0.0713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354875" calcext:value-type="float">
            <text:p>0.0354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178759" calcext:value-type="float">
            <text:p>0.0178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887683" calcext:value-type="float">
            <text:p>0.008876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44005" calcext:value-type="float">
            <text:p>0.0044005</text:p>
          </table:table-cell>
          <table:table-cell/>
          <table:table-cell office:value-type="string" calcext:value-type="string">
            <text:p>makes sense: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is is O(N^2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 O0</text:p>
          </table:table-cell>
          <table:table-cell office:value-type="string" calcext:value-type="string">
            <text:p>MFUPS O3</text:p>
          </table:table-cell>
          <table:table-cell/>
          <table:table-cell office:value-type="string" calcext:value-type="string">
            <text:p>MFUPS times 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276" calcext:value-type="float">
            <text:p>12.276</text:p>
          </table:table-cell>
          <table:table-cell office:value-type="float" office:value="155.338" calcext:value-type="float">
            <text:p>155.338</text:p>
          </table:table-cell>
          <table:table-cell/>
          <table:table-cell table:formula="of:=[.D18]*[.B18]" office:value-type="float" office:value="155.338" calcext:value-type="float">
            <text:p>155.3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3327" calcext:value-type="float">
            <text:p>5.53327</text:p>
          </table:table-cell>
          <table:table-cell office:value-type="float" office:value="91.4672" calcext:value-type="float">
            <text:p>91.4672</text:p>
          </table:table-cell>
          <table:table-cell/>
          <table:table-cell table:formula="of:=[.D19]*[.B19]" office:value-type="float" office:value="182.9344" calcext:value-type="float">
            <text:p>182.93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2358" calcext:value-type="float">
            <text:p>3.02358</text:p>
          </table:table-cell>
          <table:table-cell office:value-type="float" office:value="51.2632" calcext:value-type="float">
            <text:p>51.2632</text:p>
          </table:table-cell>
          <table:table-cell/>
          <table:table-cell table:formula="of:=[.D20]*[.B20]" office:value-type="float" office:value="153.7896" calcext:value-type="float">
            <text:p>153.78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7487" calcext:value-type="float">
            <text:p>2.27487</text:p>
          </table:table-cell>
          <table:table-cell office:value-type="float" office:value="48.0852" calcext:value-type="float">
            <text:p>48.0852</text:p>
          </table:table-cell>
          <table:table-cell/>
          <table:table-cell table:formula="of:=[.D21]*[.B21]" office:value-type="float" office:value="192.3408" calcext:value-type="float">
            <text:p>192.34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0712" calcext:value-type="float">
            <text:p>1.80712</text:p>
          </table:table-cell>
          <table:table-cell office:value-type="float" office:value="37.0217" calcext:value-type="float">
            <text:p>37.0217</text:p>
          </table:table-cell>
          <table:table-cell/>
          <table:table-cell table:formula="of:=[.D22]*[.B22]" office:value-type="float" office:value="185.1085" calcext:value-type="float">
            <text:p>185.108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43994" calcext:value-type="float">
            <text:p>1.43994</text:p>
          </table:table-cell>
          <table:table-cell office:value-type="float" office:value="32.7961" calcext:value-type="float">
            <text:p>32.7961</text:p>
          </table:table-cell>
          <table:table-cell/>
          <table:table-cell table:formula="of:=[.D23]*[.B23]" office:value-type="float" office:value="196.7766" calcext:value-type="float">
            <text:p>196.77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519" calcext:value-type="float">
            <text:p>1.32519</text:p>
          </table:table-cell>
          <table:table-cell office:value-type="float" office:value="28.6034" calcext:value-type="float">
            <text:p>28.6034</text:p>
          </table:table-cell>
          <table:table-cell/>
          <table:table-cell table:formula="of:=[.D24]*[.B24]" office:value-type="float" office:value="200.2238" calcext:value-type="float">
            <text:p>200.22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14889" calcext:value-type="float">
            <text:p>1.14889</text:p>
          </table:table-cell>
          <table:table-cell office:value-type="float" office:value="25.1608" calcext:value-type="float">
            <text:p>25.1608</text:p>
          </table:table-cell>
          <table:table-cell/>
          <table:table-cell table:formula="of:=[.D25]*[.B25]" office:value-type="float" office:value="201.2864" calcext:value-type="float">
            <text:p>201.28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0321" calcext:value-type="float">
            <text:p>1.0321</text:p>
          </table:table-cell>
          <table:table-cell office:value-type="float" office:value="22.3246" calcext:value-type="float">
            <text:p>22.3246</text:p>
          </table:table-cell>
          <table:table-cell/>
          <table:table-cell table:formula="of:=[.D26]*[.B26]" office:value-type="float" office:value="200.9214" calcext:value-type="float">
            <text:p>200.92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10536" calcext:value-type="float">
            <text:p>0.910536</text:p>
          </table:table-cell>
          <table:table-cell office:value-type="float" office:value="19.9756" calcext:value-type="float">
            <text:p>19.9756</text:p>
          </table:table-cell>
          <table:table-cell/>
          <table:table-cell table:formula="of:=[.D27]*[.B27]" office:value-type="float" office:value="199.756" calcext:value-type="float">
            <text:p>199.75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18153" calcext:value-type="float">
            <text:p>0.818153</text:p>
          </table:table-cell>
          <table:table-cell office:value-type="float" office:value="18.2648" calcext:value-type="float">
            <text:p>18.2648</text:p>
          </table:table-cell>
          <table:table-cell/>
          <table:table-cell table:formula="of:=[.D28]*[.B28]" office:value-type="float" office:value="200.9128" calcext:value-type="float">
            <text:p>200.912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90192" calcext:value-type="float">
            <text:p>0.790192</text:p>
          </table:table-cell>
          <table:table-cell office:value-type="float" office:value="17.3217" calcext:value-type="float">
            <text:p>17.3217</text:p>
          </table:table-cell>
          <table:table-cell/>
          <table:table-cell table:formula="of:=[.D29]*[.B29]" office:value-type="float" office:value="207.8604" calcext:value-type="float">
            <text:p>207.860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42497" calcext:value-type="float">
            <text:p>0.742497</text:p>
          </table:table-cell>
          <table:table-cell office:value-type="float" office:value="16.555" calcext:value-type="float">
            <text:p>16.555</text:p>
          </table:table-cell>
          <table:table-cell/>
          <table:table-cell table:formula="of:=[.D30]*[.B30]" office:value-type="float" office:value="215.215" calcext:value-type="float">
            <text:p>215.2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58925" calcext:value-type="float">
            <text:p>0.658925</text:p>
          </table:table-cell>
          <table:table-cell office:value-type="float" office:value="15.3194" calcext:value-type="float">
            <text:p>15.3194</text:p>
          </table:table-cell>
          <table:table-cell/>
          <table:table-cell table:formula="of:=[.D31]*[.B31]" office:value-type="float" office:value="214.4716" calcext:value-type="float">
            <text:p>214.47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59566" calcext:value-type="float">
            <text:p>0.59566</text:p>
          </table:table-cell>
          <table:table-cell office:value-type="float" office:value="14.1277" calcext:value-type="float">
            <text:p>14.1277</text:p>
          </table:table-cell>
          <table:table-cell/>
          <table:table-cell table:formula="of:=[.D32]*[.B32]" office:value-type="float" office:value="211.9155" calcext:value-type="float">
            <text:p>211.915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561851" calcext:value-type="float">
            <text:p>0.561851</text:p>
          </table:table-cell>
          <table:table-cell office:value-type="float" office:value="13.1511" calcext:value-type="float">
            <text:p>13.1511</text:p>
          </table:table-cell>
          <table:table-cell/>
          <table:table-cell table:formula="of:=[.D33]*[.B33]" office:value-type="float" office:value="210.4176" calcext:value-type="float">
            <text:p>210.417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534459" calcext:value-type="float">
            <text:p>0.534459</text:p>
          </table:table-cell>
          <table:table-cell office:value-type="float" office:value="12.5259" calcext:value-type="float">
            <text:p>12.5259</text:p>
          </table:table-cell>
          <table:table-cell/>
          <table:table-cell table:formula="of:=[.D34]*[.B34]" office:value-type="float" office:value="212.9403" calcext:value-type="float">
            <text:p>212.94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506078" calcext:value-type="float">
            <text:p>0.506078</text:p>
          </table:table-cell>
          <table:table-cell office:value-type="float" office:value="11.4852" calcext:value-type="float">
            <text:p>11.4852</text:p>
          </table:table-cell>
          <table:table-cell/>
          <table:table-cell table:formula="of:=[.D35]*[.B35]" office:value-type="float" office:value="206.7336" calcext:value-type="float">
            <text:p>206.733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86547" calcext:value-type="float">
            <text:p>0.486547</text:p>
          </table:table-cell>
          <table:table-cell office:value-type="float" office:value="11.0704" calcext:value-type="float">
            <text:p>11.0704</text:p>
          </table:table-cell>
          <table:table-cell/>
          <table:table-cell table:formula="of:=[.D36]*[.B36]" office:value-type="float" office:value="210.3376" calcext:value-type="float">
            <text:p>210.337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48406" calcext:value-type="float">
            <text:p>0.448406</text:p>
          </table:table-cell>
          <table:table-cell office:value-type="float" office:value="10.5756" calcext:value-type="float">
            <text:p>10.5756</text:p>
          </table:table-cell>
          <table:table-cell/>
          <table:table-cell table:formula="of:=[.D37]*[.B37]" office:value-type="float" office:value="211.512" calcext:value-type="float">
            <text:p>211.5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27342" calcext:value-type="float">
            <text:p>0.427342</text:p>
          </table:table-cell>
          <table:table-cell office:value-type="float" office:value="9.96414" calcext:value-type="float">
            <text:p>9.96414</text:p>
          </table:table-cell>
          <table:table-cell/>
          <table:table-cell table:formula="of:=[.D38]*[.B38]" office:value-type="float" office:value="209.24694" calcext:value-type="float">
            <text:p>209.2469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8497" calcext:value-type="float">
            <text:p>0.408497</text:p>
          </table:table-cell>
          <table:table-cell office:value-type="float" office:value="9.59563" calcext:value-type="float">
            <text:p>9.59563</text:p>
          </table:table-cell>
          <table:table-cell/>
          <table:table-cell table:formula="of:=[.D39]*[.B39]" office:value-type="float" office:value="211.10386" calcext:value-type="float">
            <text:p>211.1038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95782" calcext:value-type="float">
            <text:p>0.395782</text:p>
          </table:table-cell>
          <table:table-cell office:value-type="float" office:value="9.22455" calcext:value-type="float">
            <text:p>9.22455</text:p>
          </table:table-cell>
          <table:table-cell/>
          <table:table-cell table:formula="of:=[.D40]*[.B40]" office:value-type="float" office:value="212.16465" calcext:value-type="float">
            <text:p>212.164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85713" calcext:value-type="float">
            <text:p>0.385713</text:p>
          </table:table-cell>
          <table:table-cell office:value-type="float" office:value="8.92626" calcext:value-type="float">
            <text:p>8.92626</text:p>
          </table:table-cell>
          <table:table-cell/>
          <table:table-cell table:formula="of:=[.D41]*[.B41]" office:value-type="float" office:value="214.23024" calcext:value-type="float">
            <text:p>214.230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7247" calcext:value-type="float">
            <text:p>0.37247</text:p>
          </table:table-cell>
          <table:table-cell office:value-type="float" office:value="8.63539" calcext:value-type="float">
            <text:p>8.63539</text:p>
          </table:table-cell>
          <table:table-cell/>
          <table:table-cell table:formula="of:=[.D42]*[.B42]" office:value-type="float" office:value="215.88475" calcext:value-type="float">
            <text:p>215.884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51673" calcext:value-type="float">
            <text:p>0.351673</text:p>
          </table:table-cell>
          <table:table-cell office:value-type="float" office:value="8.23922" calcext:value-type="float">
            <text:p>8.23922</text:p>
          </table:table-cell>
          <table:table-cell/>
          <table:table-cell table:formula="of:=[.D43]*[.B43]" office:value-type="float" office:value="214.21972" calcext:value-type="float">
            <text:p>214.219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3134" calcext:value-type="float">
            <text:p>0.343134</text:p>
          </table:table-cell>
          <table:table-cell office:value-type="float" office:value="7.85649" calcext:value-type="float">
            <text:p>7.85649</text:p>
          </table:table-cell>
          <table:table-cell/>
          <table:table-cell table:formula="of:=[.D44]*[.B44]" office:value-type="float" office:value="212.12523" calcext:value-type="float">
            <text:p>212.1252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26113" calcext:value-type="float">
            <text:p>0.326113</text:p>
          </table:table-cell>
          <table:table-cell office:value-type="float" office:value="7.48957" calcext:value-type="float">
            <text:p>7.48957</text:p>
          </table:table-cell>
          <table:table-cell/>
          <table:table-cell table:formula="of:=[.D45]*[.B45]" office:value-type="float" office:value="209.70796" calcext:value-type="float">
            <text:p>209.7079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15123" calcext:value-type="float">
            <text:p>0.315123</text:p>
          </table:table-cell>
          <table:table-cell office:value-type="float" office:value="7.30346" calcext:value-type="float">
            <text:p>7.30346</text:p>
          </table:table-cell>
          <table:table-cell/>
          <table:table-cell table:formula="of:=[.D46]*[.B46]" office:value-type="float" office:value="211.80034" calcext:value-type="float">
            <text:p>211.8003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03662" calcext:value-type="float">
            <text:p>0.303662</text:p>
          </table:table-cell>
          <table:table-cell office:value-type="float" office:value="7.10094" calcext:value-type="float">
            <text:p>7.10094</text:p>
          </table:table-cell>
          <table:table-cell/>
          <table:table-cell table:formula="of:=[.D47]*[.B47]" office:value-type="float" office:value="213.0282" calcext:value-type="float">
            <text:p>213.028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297316" calcext:value-type="float">
            <text:p>0.297316</text:p>
          </table:table-cell>
          <table:table-cell office:value-type="float" office:value="6.87911" calcext:value-type="float">
            <text:p>6.87911</text:p>
          </table:table-cell>
          <table:table-cell/>
          <table:table-cell table:formula="of:=[.D48]*[.B48]" office:value-type="float" office:value="213.25241" calcext:value-type="float">
            <text:p>213.2524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844" calcext:value-type="float">
            <text:p>0.2844</text:p>
          </table:table-cell>
          <table:table-cell office:value-type="float" office:value="6.58372" calcext:value-type="float">
            <text:p>6.58372</text:p>
          </table:table-cell>
          <table:table-cell/>
          <table:table-cell table:formula="of:=[.D49]*[.B49]" office:value-type="float" office:value="210.67904" calcext:value-type="float">
            <text:p>210.6790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275012" calcext:value-type="float">
            <text:p>0.275012</text:p>
          </table:table-cell>
          <table:table-cell office:value-type="float" office:value="6.40254" calcext:value-type="float">
            <text:p>6.40254</text:p>
          </table:table-cell>
          <table:table-cell/>
          <table:table-cell table:formula="of:=[.D50]*[.B50]" office:value-type="float" office:value="211.28382" calcext:value-type="float">
            <text:p>211.2838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67238" calcext:value-type="float">
            <text:p>0.267238</text:p>
          </table:table-cell>
          <table:table-cell office:value-type="float" office:value="6.22321" calcext:value-type="float">
            <text:p>6.22321</text:p>
          </table:table-cell>
          <table:table-cell/>
          <table:table-cell table:formula="of:=[.D51]*[.B51]" office:value-type="float" office:value="211.58914" calcext:value-type="float">
            <text:p>211.589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61976" calcext:value-type="float">
            <text:p>0.261976</text:p>
          </table:table-cell>
          <table:table-cell office:value-type="float" office:value="6.05825" calcext:value-type="float">
            <text:p>6.05825</text:p>
          </table:table-cell>
          <table:table-cell/>
          <table:table-cell table:formula="of:=[.D52]*[.B52]" office:value-type="float" office:value="212.03875" calcext:value-type="float">
            <text:p>212.0387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25436" calcext:value-type="float">
            <text:p>0.25436</text:p>
          </table:table-cell>
          <table:table-cell office:value-type="float" office:value="5.86176" calcext:value-type="float">
            <text:p>5.86176</text:p>
          </table:table-cell>
          <table:table-cell/>
          <table:table-cell table:formula="of:=[.D53]*[.B53]" office:value-type="float" office:value="211.02336" calcext:value-type="float">
            <text:p>211.0233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24758" calcext:value-type="float">
            <text:p>0.24758</text:p>
          </table:table-cell>
          <table:table-cell office:value-type="float" office:value="5.73226" calcext:value-type="float">
            <text:p>5.73226</text:p>
          </table:table-cell>
          <table:table-cell/>
          <table:table-cell table:formula="of:=[.D54]*[.B54]" office:value-type="float" office:value="212.09362" calcext:value-type="float">
            <text:p>212.0936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42438" calcext:value-type="float">
            <text:p>0.242438</text:p>
          </table:table-cell>
          <table:table-cell office:value-type="float" office:value="5.58266" calcext:value-type="float">
            <text:p>5.58266</text:p>
          </table:table-cell>
          <table:table-cell/>
          <table:table-cell table:formula="of:=[.D55]*[.B55]" office:value-type="float" office:value="212.14108" calcext:value-type="float">
            <text:p>212.1410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36172" calcext:value-type="float">
            <text:p>0.236172</text:p>
          </table:table-cell>
          <table:table-cell office:value-type="float" office:value="5.40828" calcext:value-type="float">
            <text:p>5.40828</text:p>
          </table:table-cell>
          <table:table-cell/>
          <table:table-cell table:formula="of:=[.D56]*[.B56]" office:value-type="float" office:value="210.92292" calcext:value-type="float">
            <text:p>210.9229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28449" calcext:value-type="float">
            <text:p>0.228449</text:p>
          </table:table-cell>
          <table:table-cell office:value-type="float" office:value="5.25986" calcext:value-type="float">
            <text:p>5.25986</text:p>
          </table:table-cell>
          <table:table-cell/>
          <table:table-cell table:formula="of:=[.D57]*[.B57]" office:value-type="float" office:value="210.3944" calcext:value-type="float">
            <text:p>210.394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223163" calcext:value-type="float">
            <text:p>0.223163</text:p>
          </table:table-cell>
          <table:table-cell office:value-type="float" office:value="5.09663" calcext:value-type="float">
            <text:p>5.09663</text:p>
          </table:table-cell>
          <table:table-cell/>
          <table:table-cell table:formula="of:=[.D58]*[.B58]" office:value-type="float" office:value="208.96183" calcext:value-type="float">
            <text:p>208.9618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17919" calcext:value-type="float">
            <text:p>0.217919</text:p>
          </table:table-cell>
          <table:table-cell office:value-type="float" office:value="4.97694" calcext:value-type="float">
            <text:p>4.97694</text:p>
          </table:table-cell>
          <table:table-cell/>
          <table:table-cell table:formula="of:=[.D59]*[.B59]" office:value-type="float" office:value="209.03148" calcext:value-type="float">
            <text:p>209.0314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1318" calcext:value-type="float">
            <text:p>0.21318</text:p>
          </table:table-cell>
          <table:table-cell office:value-type="float" office:value="4.89124" calcext:value-type="float">
            <text:p>4.89124</text:p>
          </table:table-cell>
          <table:table-cell/>
          <table:table-cell table:formula="of:=[.D60]*[.B60]" office:value-type="float" office:value="210.32332" calcext:value-type="float">
            <text:p>210.3233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20709" calcext:value-type="float">
            <text:p>0.20709</text:p>
          </table:table-cell>
          <table:table-cell office:value-type="float" office:value="4.74014" calcext:value-type="float">
            <text:p>4.74014</text:p>
          </table:table-cell>
          <table:table-cell/>
          <table:table-cell table:formula="of:=[.D61]*[.B61]" office:value-type="float" office:value="208.56616" calcext:value-type="float">
            <text:p>208.5661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99271" calcext:value-type="float">
            <text:p>0.199271</text:p>
          </table:table-cell>
          <table:table-cell office:value-type="float" office:value="4.66039" calcext:value-type="float">
            <text:p>4.66039</text:p>
          </table:table-cell>
          <table:table-cell/>
          <table:table-cell table:formula="of:=[.D62]*[.B62]" office:value-type="float" office:value="209.71755" calcext:value-type="float">
            <text:p>209.7175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97522" calcext:value-type="float">
            <text:p>0.197522</text:p>
          </table:table-cell>
          <table:table-cell office:value-type="float" office:value="4.51056" calcext:value-type="float">
            <text:p>4.51056</text:p>
          </table:table-cell>
          <table:table-cell/>
          <table:table-cell table:formula="of:=[.D63]*[.B63]" office:value-type="float" office:value="207.48576" calcext:value-type="float">
            <text:p>207.4857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93424" calcext:value-type="float">
            <text:p>0.193424</text:p>
          </table:table-cell>
          <table:table-cell office:value-type="float" office:value="4.44211" calcext:value-type="float">
            <text:p>4.44211</text:p>
          </table:table-cell>
          <table:table-cell/>
          <table:table-cell table:formula="of:=[.D64]*[.B64]" office:value-type="float" office:value="208.77917" calcext:value-type="float">
            <text:p>208.7791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89711" calcext:value-type="float">
            <text:p>0.189711</text:p>
          </table:table-cell>
          <table:table-cell office:value-type="float" office:value="4.30941" calcext:value-type="float">
            <text:p>4.30941</text:p>
          </table:table-cell>
          <table:table-cell/>
          <table:table-cell table:formula="of:=[.D65]*[.B65]" office:value-type="float" office:value="206.85168" calcext:value-type="float">
            <text:p>206.8516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85199" calcext:value-type="float">
            <text:p>0.185199</text:p>
          </table:table-cell>
          <table:table-cell office:value-type="float" office:value="4.24531" calcext:value-type="float">
            <text:p>4.24531</text:p>
          </table:table-cell>
          <table:table-cell/>
          <table:table-cell table:formula="of:=[.D66]*[.B66]" office:value-type="float" office:value="208.02019" calcext:value-type="float">
            <text:p>208.0201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81327" calcext:value-type="float">
            <text:p>0.181327</text:p>
          </table:table-cell>
          <table:table-cell office:value-type="float" office:value="4.141" calcext:value-type="float">
            <text:p>4.141</text:p>
          </table:table-cell>
          <table:table-cell/>
          <table:table-cell table:formula="of:=[.D67]*[.B67]" office:value-type="float" office:value="207.05" calcext:value-type="float">
            <text:p>207.0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76802" calcext:value-type="float">
            <text:p>0.176802</text:p>
          </table:table-cell>
          <table:table-cell office:value-type="float" office:value="4.07088" calcext:value-type="float">
            <text:p>4.07088</text:p>
          </table:table-cell>
          <table:table-cell/>
          <table:table-cell table:formula="of:=[.D68]*[.B68]" office:value-type="float" office:value="207.61488" calcext:value-type="float">
            <text:p>207.6148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74952" calcext:value-type="float">
            <text:p>0.174952</text:p>
          </table:table-cell>
          <table:table-cell office:value-type="float" office:value="3.97439" calcext:value-type="float">
            <text:p>3.97439</text:p>
          </table:table-cell>
          <table:table-cell/>
          <table:table-cell table:formula="of:=[.D69]*[.B69]" office:value-type="float" office:value="206.66828" calcext:value-type="float">
            <text:p>206.6682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69278" calcext:value-type="float">
            <text:p>0.169278</text:p>
          </table:table-cell>
          <table:table-cell office:value-type="float" office:value="3.89854" calcext:value-type="float">
            <text:p>3.89854</text:p>
          </table:table-cell>
          <table:table-cell/>
          <table:table-cell table:formula="of:=[.D70]*[.B70]" office:value-type="float" office:value="206.62262" calcext:value-type="float">
            <text:p>206.6226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67128" calcext:value-type="float">
            <text:p>0.167128</text:p>
          </table:table-cell>
          <table:table-cell office:value-type="float" office:value="3.83966" calcext:value-type="float">
            <text:p>3.83966</text:p>
          </table:table-cell>
          <table:table-cell/>
          <table:table-cell table:formula="of:=[.D71]*[.B71]" office:value-type="float" office:value="207.34164" calcext:value-type="float">
            <text:p>207.3416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6439" calcext:value-type="float">
            <text:p>0.16439</text:p>
          </table:table-cell>
          <table:table-cell office:value-type="float" office:value="3.77352" calcext:value-type="float">
            <text:p>3.77352</text:p>
          </table:table-cell>
          <table:table-cell/>
          <table:table-cell table:formula="of:=[.D72]*[.B72]" office:value-type="float" office:value="207.5436" calcext:value-type="float">
            <text:p>207.543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61704" calcext:value-type="float">
            <text:p>0.161704</text:p>
          </table:table-cell>
          <table:table-cell office:value-type="float" office:value="3.70049" calcext:value-type="float">
            <text:p>3.70049</text:p>
          </table:table-cell>
          <table:table-cell/>
          <table:table-cell table:formula="of:=[.D73]*[.B73]" office:value-type="float" office:value="207.22744" calcext:value-type="float">
            <text:p>207.2274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58629" calcext:value-type="float">
            <text:p>0.158629</text:p>
          </table:table-cell>
          <table:table-cell office:value-type="float" office:value="3.6413" calcext:value-type="float">
            <text:p>3.6413</text:p>
          </table:table-cell>
          <table:table-cell/>
          <table:table-cell table:formula="of:=[.D74]*[.B74]" office:value-type="float" office:value="207.5541" calcext:value-type="float">
            <text:p>207.554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56423" calcext:value-type="float">
            <text:p>0.156423</text:p>
          </table:table-cell>
          <table:table-cell office:value-type="float" office:value="3.58297" calcext:value-type="float">
            <text:p>3.58297</text:p>
          </table:table-cell>
          <table:table-cell/>
          <table:table-cell table:formula="of:=[.D75]*[.B75]" office:value-type="float" office:value="207.81226" calcext:value-type="float">
            <text:p>207.8122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53292" calcext:value-type="float">
            <text:p>0.153292</text:p>
          </table:table-cell>
          <table:table-cell office:value-type="float" office:value="3.53357" calcext:value-type="float">
            <text:p>3.53357</text:p>
          </table:table-cell>
          <table:table-cell/>
          <table:table-cell table:formula="of:=[.D76]*[.B76]" office:value-type="float" office:value="208.48063" calcext:value-type="float">
            <text:p>208.4806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51598" calcext:value-type="float">
            <text:p>0.151598</text:p>
          </table:table-cell>
          <table:table-cell office:value-type="float" office:value="3.46717" calcext:value-type="float">
            <text:p>3.46717</text:p>
          </table:table-cell>
          <table:table-cell/>
          <table:table-cell table:formula="of:=[.D77]*[.B77]" office:value-type="float" office:value="208.0302" calcext:value-type="float">
            <text:p>208.030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47687" calcext:value-type="float">
            <text:p>0.147687</text:p>
          </table:table-cell>
          <table:table-cell office:value-type="float" office:value="3.40124" calcext:value-type="float">
            <text:p>3.40124</text:p>
          </table:table-cell>
          <table:table-cell/>
          <table:table-cell table:formula="of:=[.D78]*[.B78]" office:value-type="float" office:value="207.47564" calcext:value-type="float">
            <text:p>207.4756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4489" calcext:value-type="float">
            <text:p>0.14489</text:p>
          </table:table-cell>
          <table:table-cell office:value-type="float" office:value="3.35475" calcext:value-type="float">
            <text:p>3.35475</text:p>
          </table:table-cell>
          <table:table-cell/>
          <table:table-cell table:formula="of:=[.D79]*[.B79]" office:value-type="float" office:value="207.9945" calcext:value-type="float">
            <text:p>207.994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4357" calcext:value-type="float">
            <text:p>0.14357</text:p>
          </table:table-cell>
          <table:table-cell office:value-type="float" office:value="3.29392" calcext:value-type="float">
            <text:p>3.29392</text:p>
          </table:table-cell>
          <table:table-cell/>
          <table:table-cell table:formula="of:=[.D80]*[.B80]" office:value-type="float" office:value="207.51696" calcext:value-type="float">
            <text:p>207.5169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2076" calcext:value-type="float">
            <text:p>0.142076</text:p>
          </table:table-cell>
          <table:table-cell office:value-type="float" office:value="3.23709" calcext:value-type="float">
            <text:p>3.23709</text:p>
          </table:table-cell>
          <table:table-cell/>
          <table:table-cell table:formula="of:=[.D81]*[.B81]" office:value-type="float" office:value="207.17376" calcext:value-type="float">
            <text:p>207.17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 Tchipev</meta:initial-creator>
    <meta:creation-date>2018-01-18T15:30:16.556543254</meta:creation-date>
    <dc:date>2018-01-18T16:29:28.075183579</dc:date>
    <dc:creator>Nikola Tchipev</dc:creator>
    <meta:editing-duration>PT43M57S</meta:editing-duration>
    <meta:editing-cycles>7</meta:editing-cycles>
    <meta:generator>LibreOffice/5.1.6.2$Linux_X86_64 LibreOffice_project/10m0$Build-2</meta:generator>
    <meta:document-statistic meta:table-count="1" meta:cell-count="2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'direct-virtual-aos-call'.B2:'direct-virtual-aos-call'.C14" chart:data-source-has-labels="row" svg:x="1.331cm" svg:y="0.18cm" svg:width="11.788cm" svg:height="7.659cm">
          <chartooo:coordinate-region svg:x="3.17cm" svg:y="0.379cm" svg:width="9.577cm" svg:height="6.813cm"/>
          <chart:axis chart:dimension="x" chart:name="primary-x" chart:style-name="ch4">
            <chart:title svg:x="6.07cm" svg:y="8.019cm" chart:style-name="ch5">
              <text:p>num molecules</text:p>
            </chart:title>
          </chart:axis>
          <chart:axis chart:dimension="y" chart:name="primary-y" chart:style-name="ch4">
            <chart:title svg:x="0.451cm" svg:y="4.622cm" chart:style-name="ch6">
              <text:p>MFUPS</text:p>
            </chart:title>
            <chart:grid chart:style-name="ch7" chart:class="major"/>
          </chart:axis>
          <chart:series chart:style-name="ch8" chart:values-cell-range-address="'direct-virtual-aos-call'.C3:'direct-virtual-aos-call'.C14" chart:label-cell-address="'direct-virtual-aos-call'.C2:'direct-virtual-aos-call'.C2" chart:class="chart:scatter">
            <chart:domain table:cell-range-address="'direct-virtual-aos-call'.B3:'direct-virtual-aos-call'.B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</text:p>
                <draw:g>
                  <svg:desc>'direct-virtual-aos-call'.C2:'direct-virtual-aos-call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3:'direct-virtual-aos-call'.B14</svg:desc>
                </draw:g>
              </table:table-cell>
              <table:table-cell office:value-type="float" office:value="11.4692">
                <text:p>11.4692</text:p>
                <draw:g>
                  <svg:desc>'direct-virtual-aos-call'.C3:'direct-virtual-aos-call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42167">
                <text:p>5.42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2416">
                <text:p>1.22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89997">
                <text:p>0.58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93758">
                <text:p>0.293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75298">
                <text:p>0.275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39713">
                <text:p>0.139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713439">
                <text:p>0.0713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54875">
                <text:p>0.035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178759">
                <text:p>0.0178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0887683">
                <text:p>0.00887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0044005">
                <text:p>0.0044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direct-virtual-aos-call'.B17:'direct-virtual-aos-call'.D81" chart:data-source-has-labels="row" svg:x="1.331cm" svg:y="0.18cm" svg:width="11.232cm" svg:height="7.659cm">
          <chartooo:coordinate-region svg:x="1.952cm" svg:y="0.38cm" svg:width="10.238cm" svg:height="6.812cm"/>
          <chart:axis chart:dimension="x" chart:name="primary-x" chart:style-name="ch4">
            <chart:title svg:x="5.792cm" svg:y="8.019cm" chart:style-name="ch5">
              <text:p>num molecules</text:p>
            </chart:title>
          </chart:axis>
          <chart:axis chart:dimension="y" chart:name="primary-y" chart:style-name="ch6">
            <chart:title svg:x="0.451cm" svg:y="4.622cm" chart:style-name="ch7">
              <text:p>MFUPS</text:p>
            </chart:title>
            <chart:grid chart:style-name="ch8" chart:class="major"/>
          </chart:axis>
          <chart:series chart:style-name="ch9" chart:values-cell-range-address="'direct-virtual-aos-call'.C18:'direct-virtual-aos-call'.C81" chart:label-cell-address="'direct-virtual-aos-call'.C17:'direct-virtual-aos-call'.C17" chart:class="chart:scatter">
            <chart:domain table:cell-range-address="'direct-virtual-aos-call'.B18:'direct-virtual-aos-call'.B81"/>
            <chart:data-point chart:repeated="64"/>
          </chart:series>
          <chart:series chart:style-name="ch10" chart:values-cell-range-address="'direct-virtual-aos-call'.D18:'direct-virtual-aos-call'.D81" chart:label-cell-address="'direct-virtual-aos-call'.D17:'direct-virtual-aos-call'.D17" chart:class="chart:scatter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 O0</text:p>
                <draw:g>
                  <svg:desc>'direct-virtual-aos-call'.C17:'direct-virtual-aos-call'.C17</svg:desc>
                </draw:g>
              </table:table-cell>
              <table:table-cell office:value-type="string">
                <text:p>MFUPS O3</text:p>
                <draw:g>
                  <svg:desc>'direct-virtual-aos-call'.D17:'direct-virtual-aos-call'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18:'direct-virtual-aos-call'.B81</svg:desc>
                </draw:g>
              </table:table-cell>
              <table:table-cell office:value-type="float" office:value="12.276">
                <text:p>12.276</text:p>
                <draw:g>
                  <svg:desc>'direct-virtual-aos-call'.C18:'direct-virtual-aos-call'.C81</svg:desc>
                </draw:g>
              </table:table-cell>
              <table:table-cell office:value-type="float" office:value="155.338">
                <text:p>155.338</text:p>
                <draw:g>
                  <svg:desc>'direct-virtual-aos-call'.D18:'direct-virtual-aos-call'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3327">
                <text:p>5.53327</text:p>
              </table:table-cell>
              <table:table-cell office:value-type="float" office:value="91.4672">
                <text:p>91.4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58">
                <text:p>3.02358</text:p>
              </table:table-cell>
              <table:table-cell office:value-type="float" office:value="51.2632">
                <text:p>51.2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27487">
                <text:p>2.27487</text:p>
              </table:table-cell>
              <table:table-cell office:value-type="float" office:value="48.0852">
                <text:p>48.0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0712">
                <text:p>1.80712</text:p>
              </table:table-cell>
              <table:table-cell office:value-type="float" office:value="37.0217">
                <text:p>37.0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3994">
                <text:p>1.43994</text:p>
              </table:table-cell>
              <table:table-cell office:value-type="float" office:value="32.7961">
                <text:p>32.7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2519">
                <text:p>1.32519</text:p>
              </table:table-cell>
              <table:table-cell office:value-type="float" office:value="28.6034">
                <text:p>28.6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889">
                <text:p>1.14889</text:p>
              </table:table-cell>
              <table:table-cell office:value-type="float" office:value="25.1608">
                <text:p>25.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321">
                <text:p>1.0321</text:p>
              </table:table-cell>
              <table:table-cell office:value-type="float" office:value="22.3246">
                <text:p>22.3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0536">
                <text:p>0.910536</text:p>
              </table:table-cell>
              <table:table-cell office:value-type="float" office:value="19.9756">
                <text:p>19.9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8153">
                <text:p>0.818153</text:p>
              </table:table-cell>
              <table:table-cell office:value-type="float" office:value="18.2648">
                <text:p>18.2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90192">
                <text:p>0.790192</text:p>
              </table:table-cell>
              <table:table-cell office:value-type="float" office:value="17.3217">
                <text:p>17.3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2497">
                <text:p>0.742497</text:p>
              </table:table-cell>
              <table:table-cell office:value-type="float" office:value="16.555">
                <text:p>16.5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58925">
                <text:p>0.658925</text:p>
              </table:table-cell>
              <table:table-cell office:value-type="float" office:value="15.3194">
                <text:p>15.3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566">
                <text:p>0.59566</text:p>
              </table:table-cell>
              <table:table-cell office:value-type="float" office:value="14.1277">
                <text:p>14.1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1851">
                <text:p>0.561851</text:p>
              </table:table-cell>
              <table:table-cell office:value-type="float" office:value="13.1511">
                <text:p>13.1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34459">
                <text:p>0.534459</text:p>
              </table:table-cell>
              <table:table-cell office:value-type="float" office:value="12.5259">
                <text:p>12.5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06078">
                <text:p>0.506078</text:p>
              </table:table-cell>
              <table:table-cell office:value-type="float" office:value="11.4852">
                <text:p>11.4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86547">
                <text:p>0.486547</text:p>
              </table:table-cell>
              <table:table-cell office:value-type="float" office:value="11.0704">
                <text:p>11.0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8406">
                <text:p>0.448406</text:p>
              </table:table-cell>
              <table:table-cell office:value-type="float" office:value="10.5756">
                <text:p>10.5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27342">
                <text:p>0.427342</text:p>
              </table:table-cell>
              <table:table-cell office:value-type="float" office:value="9.96414">
                <text:p>9.96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8497">
                <text:p>0.408497</text:p>
              </table:table-cell>
              <table:table-cell office:value-type="float" office:value="9.59563">
                <text:p>9.59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95782">
                <text:p>0.395782</text:p>
              </table:table-cell>
              <table:table-cell office:value-type="float" office:value="9.22455">
                <text:p>9.22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85713">
                <text:p>0.385713</text:p>
              </table:table-cell>
              <table:table-cell office:value-type="float" office:value="8.92626">
                <text:p>8.92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7247">
                <text:p>0.37247</text:p>
              </table:table-cell>
              <table:table-cell office:value-type="float" office:value="8.63539">
                <text:p>8.63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51673">
                <text:p>0.351673</text:p>
              </table:table-cell>
              <table:table-cell office:value-type="float" office:value="8.23922">
                <text:p>8.23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43134">
                <text:p>0.343134</text:p>
              </table:table-cell>
              <table:table-cell office:value-type="float" office:value="7.85649">
                <text:p>7.85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6113">
                <text:p>0.326113</text:p>
              </table:table-cell>
              <table:table-cell office:value-type="float" office:value="7.48957">
                <text:p>7.48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5123">
                <text:p>0.315123</text:p>
              </table:table-cell>
              <table:table-cell office:value-type="float" office:value="7.30346">
                <text:p>7.30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03662">
                <text:p>0.303662</text:p>
              </table:table-cell>
              <table:table-cell office:value-type="float" office:value="7.10094">
                <text:p>7.10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97316">
                <text:p>0.297316</text:p>
              </table:table-cell>
              <table:table-cell office:value-type="float" office:value="6.87911">
                <text:p>6.87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844">
                <text:p>0.2844</text:p>
              </table:table-cell>
              <table:table-cell office:value-type="float" office:value="6.58372">
                <text:p>6.58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5012">
                <text:p>0.275012</text:p>
              </table:table-cell>
              <table:table-cell office:value-type="float" office:value="6.40254">
                <text:p>6.40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67238">
                <text:p>0.267238</text:p>
              </table:table-cell>
              <table:table-cell office:value-type="float" office:value="6.22321">
                <text:p>6.22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61976">
                <text:p>0.261976</text:p>
              </table:table-cell>
              <table:table-cell office:value-type="float" office:value="6.05825">
                <text:p>6.05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5436">
                <text:p>0.25436</text:p>
              </table:table-cell>
              <table:table-cell office:value-type="float" office:value="5.86176">
                <text:p>5.86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4758">
                <text:p>0.24758</text:p>
              </table:table-cell>
              <table:table-cell office:value-type="float" office:value="5.73226">
                <text:p>5.732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42438">
                <text:p>0.242438</text:p>
              </table:table-cell>
              <table:table-cell office:value-type="float" office:value="5.58266">
                <text:p>5.58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36172">
                <text:p>0.236172</text:p>
              </table:table-cell>
              <table:table-cell office:value-type="float" office:value="5.40828">
                <text:p>5.40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28449">
                <text:p>0.228449</text:p>
              </table:table-cell>
              <table:table-cell office:value-type="float" office:value="5.25986">
                <text:p>5.259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23163">
                <text:p>0.223163</text:p>
              </table:table-cell>
              <table:table-cell office:value-type="float" office:value="5.09663">
                <text:p>5.09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17919">
                <text:p>0.217919</text:p>
              </table:table-cell>
              <table:table-cell office:value-type="float" office:value="4.97694">
                <text:p>4.97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1318">
                <text:p>0.21318</text:p>
              </table:table-cell>
              <table:table-cell office:value-type="float" office:value="4.89124">
                <text:p>4.89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0709">
                <text:p>0.20709</text:p>
              </table:table-cell>
              <table:table-cell office:value-type="float" office:value="4.74014">
                <text:p>4.74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99271">
                <text:p>0.199271</text:p>
              </table:table-cell>
              <table:table-cell office:value-type="float" office:value="4.66039">
                <text:p>4.66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97522">
                <text:p>0.197522</text:p>
              </table:table-cell>
              <table:table-cell office:value-type="float" office:value="4.51056">
                <text:p>4.51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93424">
                <text:p>0.193424</text:p>
              </table:table-cell>
              <table:table-cell office:value-type="float" office:value="4.44211">
                <text:p>4.44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89711">
                <text:p>0.189711</text:p>
              </table:table-cell>
              <table:table-cell office:value-type="float" office:value="4.30941">
                <text:p>4.30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85199">
                <text:p>0.185199</text:p>
              </table:table-cell>
              <table:table-cell office:value-type="float" office:value="4.24531">
                <text:p>4.245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81327">
                <text:p>0.181327</text:p>
              </table:table-cell>
              <table:table-cell office:value-type="float" office:value="4.141">
                <text:p>4.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76802">
                <text:p>0.176802</text:p>
              </table:table-cell>
              <table:table-cell office:value-type="float" office:value="4.07088">
                <text:p>4.070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74952">
                <text:p>0.174952</text:p>
              </table:table-cell>
              <table:table-cell office:value-type="float" office:value="3.97439">
                <text:p>3.97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69278">
                <text:p>0.169278</text:p>
              </table:table-cell>
              <table:table-cell office:value-type="float" office:value="3.89854">
                <text:p>3.89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67128">
                <text:p>0.167128</text:p>
              </table:table-cell>
              <table:table-cell office:value-type="float" office:value="3.83966">
                <text:p>3.839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6439">
                <text:p>0.16439</text:p>
              </table:table-cell>
              <table:table-cell office:value-type="float" office:value="3.77352">
                <text:p>3.773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61704">
                <text:p>0.161704</text:p>
              </table:table-cell>
              <table:table-cell office:value-type="float" office:value="3.70049">
                <text:p>3.700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58629">
                <text:p>0.158629</text:p>
              </table:table-cell>
              <table:table-cell office:value-type="float" office:value="3.6413">
                <text:p>3.6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56423">
                <text:p>0.156423</text:p>
              </table:table-cell>
              <table:table-cell office:value-type="float" office:value="3.58297">
                <text:p>3.58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53292">
                <text:p>0.153292</text:p>
              </table:table-cell>
              <table:table-cell office:value-type="float" office:value="3.53357">
                <text:p>3.53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51598">
                <text:p>0.151598</text:p>
              </table:table-cell>
              <table:table-cell office:value-type="float" office:value="3.46717">
                <text:p>3.46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47687">
                <text:p>0.147687</text:p>
              </table:table-cell>
              <table:table-cell office:value-type="float" office:value="3.40124">
                <text:p>3.40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489">
                <text:p>0.14489</text:p>
              </table:table-cell>
              <table:table-cell office:value-type="float" office:value="3.35475">
                <text:p>3.35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4357">
                <text:p>0.14357</text:p>
              </table:table-cell>
              <table:table-cell office:value-type="float" office:value="3.29392">
                <text:p>3.29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42076">
                <text:p>0.142076</text:p>
              </table:table-cell>
              <table:table-cell office:value-type="float" office:value="3.23709">
                <text:p>3.237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4.201cm" style:legend-expansion="high" chart:style-name="ch2"/>
        <chart:plot-area chart:style-name="ch3" table:cell-range-address="'direct-virtual-aos-call'.B17:'direct-virtual-aos-call'.B81 'direct-virtual-aos-call'.F17:'direct-virtual-aos-call'.F81" chart:data-source-has-labels="row" svg:x="0.32cm" svg:y="0.18cm" svg:width="11.502cm" svg:height="8.64cm">
          <chartooo:coordinate-region svg:x="1.127cm" svg:y="0.379cm" svg:width="10.5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rect-virtual-aos-call'.F18:'direct-virtual-aos-call'.F81" chart:label-cell-address="'direct-virtual-aos-call'.F17:'direct-virtual-aos-call'.F17" chart:class="chart:scatter">
            <chart:domain table:cell-range-address="'direct-virtual-aos-call'.B18:'direct-virtual-aos-call'.B81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 times N</text:p>
                <draw:g>
                  <svg:desc>'direct-virtual-aos-call'.F17:'direct-virtual-aos-call'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18:'direct-virtual-aos-call'.B81</svg:desc>
                </draw:g>
              </table:table-cell>
              <table:table-cell office:value-type="float" office:value="155.338">
                <text:p>155.338</text:p>
                <draw:g>
                  <svg:desc>'direct-virtual-aos-call'.F18:'direct-virtual-aos-call'.F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2.9344">
                <text:p>182.9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3.7896">
                <text:p>153.7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2.3408">
                <text:p>192.3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5.1085">
                <text:p>185.1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6.7766">
                <text:p>196.7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0.2238">
                <text:p>200.2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1.2864">
                <text:p>201.2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0.9214">
                <text:p>200.9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.756">
                <text:p>199.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0.9128">
                <text:p>200.9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7.8604">
                <text:p>207.8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5.215">
                <text:p>215.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4.4716">
                <text:p>214.4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1.9155">
                <text:p>211.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0.4176">
                <text:p>210.4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2.9403">
                <text:p>212.9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6.7336">
                <text:p>206.7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0.3376">
                <text:p>210.3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1.512">
                <text:p>21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9.24694">
                <text:p>209.24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1.10386">
                <text:p>211.10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2.16465">
                <text:p>212.16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4.23024">
                <text:p>214.23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5.88475">
                <text:p>215.88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4.21972">
                <text:p>214.21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2.12523">
                <text:p>212.125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9.70796">
                <text:p>209.70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1.80034">
                <text:p>211.80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3.0282">
                <text:p>213.0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3.25241">
                <text:p>213.25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0.67904">
                <text:p>210.67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1.28382">
                <text:p>211.28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1.58914">
                <text:p>211.589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2.03875">
                <text:p>212.03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1.02336">
                <text:p>211.02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2.09362">
                <text:p>212.093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2.14108">
                <text:p>212.14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0.92292">
                <text:p>210.922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0.3944">
                <text:p>210.39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8.96183">
                <text:p>208.96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9.03148">
                <text:p>209.03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0.32332">
                <text:p>210.323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8.56616">
                <text:p>208.56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9.71755">
                <text:p>209.71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07.48576">
                <text:p>207.48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8.77917">
                <text:p>208.77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6.85168">
                <text:p>206.85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8.02019">
                <text:p>208.02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7.05">
                <text:p>207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7.61488">
                <text:p>207.61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06.66828">
                <text:p>206.668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6.62262">
                <text:p>206.62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7.34164">
                <text:p>207.34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7.5436">
                <text:p>207.5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07.22744">
                <text:p>207.22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7.5541">
                <text:p>207.55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7.81226">
                <text:p>207.81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8.48063">
                <text:p>208.48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8.0302">
                <text:p>208.03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7.47564">
                <text:p>207.47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7.9945">
                <text:p>207.9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7.51696">
                <text:p>207.51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7.17376">
                <text:p>207.173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